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r1" style:family="presentation" style:parent-style-name="Default-title">
      <style:graphic-properties draw:auto-grow-height="true" fo:min-height="4.626cm"/>
    </style:style>
    <style:style style:name="pr2" style:family="presentation" style:parent-style-name="Default-subtitle">
      <style:graphic-properties draw:fill-color="#ffffff" draw:auto-grow-height="true" fo:min-height="18.28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4.626cm"/>
    </style:style>
    <style:style style:name="pr5" style:family="presentation" style:parent-style-name="Default-subtitle">
      <style:graphic-properties draw:fill-color="#ffffff" fo:min-height="18.28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outline1">
      <style:graphic-properties fo:min-height="18.039cm"/>
    </style:style>
    <style:style style:name="pr9" style:family="presentation" style:parent-style-name="Default-outline1" style:list-style-name="L3">
      <style:graphic-properties fo:min-height="18.039cm"/>
    </style:style>
    <style:style style:name="pr10" style:family="presentation" style:parent-style-name="Default-outline1" style:list-style-name="L3">
      <style:graphic-properties fo:min-height="18.039cm"/>
    </style:style>
    <style:style style:name="P1" style:family="paragraph">
      <style:text-properties fo:text-shadow="none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42.2000007629395pt"/>
    </style:style>
    <style:style style:name="P4" style:family="paragraph">
      <style:text-properties style:use-window-font-color="true" fo:font-size="58.0999984741211pt" fo:font-weight="bold" style:font-weight-asian="bold" style:font-weight-complex="bold"/>
    </style:style>
    <style:style style:name="P5" style:family="paragraph">
      <style:text-properties fo:font-size="32pt"/>
    </style:style>
    <style:style style:name="P6" style:family="paragraph">
      <style:text-properties fo:font-size="32pt" fo:text-shadow="none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bold" style:font-family-complex="FreeSans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text-align="center"/>
      <style:text-properties fo:font-weight="normal" style:font-weight-asian="normal" style:font-weight-complex="normal"/>
    </style:style>
    <style:style style:name="P14" style:family="paragraph">
      <style:text-properties fo:color="#e6e6e6" fo:font-size="58.0999984741211pt" fo:font-weight="bold" style:font-weight-asian="bold" style:font-weight-complex="bold"/>
    </style:style>
    <style:style style:name="P15" style:family="paragraph">
      <style:text-properties fo:font-size="96pt" fo:text-shadow="none" fo:font-weight="bold" style:font-size-asian="96pt" style:font-weight-asian="bold" style:font-size-complex="96pt" style:font-weight-complex="bold"/>
    </style:style>
    <style:style style:name="T1" style:family="text">
      <style:text-properties fo:font-size="60pt" fo:text-shadow="none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0pt" style:font-size-complex="40pt"/>
    </style:style>
    <style:style style:name="T3" style:family="text">
      <style:text-properties fo:font-size="42.2000007629395pt"/>
    </style:style>
    <style:style style:name="T4" style:family="text">
      <style:text-properties fo:font-size="24pt" fo:text-shadow="none" style:font-size-asian="24pt" style:font-size-complex="24pt"/>
    </style:style>
    <style:style style:name="T5" style:family="text">
      <style:text-properties style:use-window-font-color="true" fo:font-size="60pt" fo:text-shadow="none" fo:font-weight="bold" style:font-size-asian="48pt" style:font-weight-asian="bold" style:font-size-complex="48pt" style:font-weight-complex="bold"/>
    </style:style>
    <style:style style:name="T6" style:family="text">
      <style:text-properties fo:font-size="96pt" fo:text-shadow="none" fo:font-weight="bold" style:font-size-asian="80pt" style:font-weight-asian="bold" style:font-size-complex="80pt" style:font-weight-complex="bold"/>
    </style:style>
    <style:style style:name="T7" style:family="text">
      <style:text-properties fo:font-size="48pt" fo:text-shadow="none" fo:font-weight="bold" style:font-size-asian="48pt" style:font-weight-asian="bold" style:font-size-complex="4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use-window-font-color="true" fo:font-size="58.0999984741211pt" fo:font-weight="bold" style:font-weight-asian="bold" style:font-weight-complex="bold"/>
    </style:style>
    <style:style style:name="T15" style:family="text">
      <style:text-properties fo:color="#0066cc"/>
    </style:style>
    <style:style style:name="T16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4pt" style:language-asian="zh" style:country-asian="CN" style:font-style-asian="normal" style:font-weight-asian="bold" style:font-family-complex="FreeSans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sub 58%" fo:font-family="Arial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4pt" style:language-asian="zh" style:country-asian="CN" style:font-style-asian="normal" style:font-weight-asian="bold" style:font-family-complex="FreeSans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6pt" style:language-asian="zh" style:country-asian="CN" style:font-style-asian="normal" style:font-weight-asian="normal" style:font-family-complex="FreeSans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color="#e6e6e6" fo:font-size="58.0999984741211pt" fo:font-weight="bold" style:font-weight-asian="bold" style:font-weight-complex="bold"/>
    </style:style>
    <style:style style:name="T24" style:family="text">
      <style:text-properties fo:font-size="217.5pt" fo:text-shadow="none" fo:font-weight="bold" style:font-size-asian="217.5pt" style:font-weight-asian="bold" style:font-size-complex="217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36.026cm" svg:height="4.626cm" svg:x="2.992cm" svg:y="2.095cm" presentation:class="title">
          <draw:text-box>
            <text:p><text:span text:style-name="T1">fx-zero</text:span></text:p>
          </draw:text-box>
        </draw:frame>
        <draw:frame presentation:style-name="pr2" draw:text-style-name="P3" draw:layer="layout" svg:width="36.026cm" svg:height="18.288cm" svg:x="2.992cm" svg:y="7.475cm" presentation:class="subtitle" presentation:user-transformed="true">
          <draw:text-box>
            <text:p><text:span text:style-name="T2">a currency trading system</text:span></text:p>
            <text:p><text:span text:style-name="T3"/></text:p>
            <text:p text:style-name="P2"><text:span text:style-name="T4">Hasan Karahan, MSc ETH Zurich</text:span></text:p>
            <text:p text:style-name="P2"><text:span text:style-name="T4"><text:a xlink:href="mailto:hasan.karahan81@gmail.com">hasan.karahan81@gmail.co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36.026cm" svg:height="4.626cm" svg:x="2.992cm" svg:y="2.095cm" presentation:class="title">
          <draw:text-box>
            <text:p><text:span text:style-name="T5">fx-zero</text:span></text:p>
          </draw:text-box>
        </draw:frame>
        <draw:frame presentation:style-name="pr5" draw:text-style-name="P6" draw:layer="layout" svg:width="36.026cm" svg:height="18.289cm" svg:x="2.992cm" svg:y="7.475cm" presentation:class="subtitle" presentation:user-transformed="true">
          <draw:text-box>
            <text:p text:style-name="P5"><text:span text:style-name="T6">Overview</text:span></text:p>
            <text:p text:style-name="P5"><text:span text:style-name="T7"/></text:p>
            <text:p text:style-name="P5"><text:span text:style-name="T7">Features and Architect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36.026cm" svg:height="4.626cm" svg:x="2.992cm" svg:y="2.095cm" presentation:class="title">
          <draw:text-box>
            <text:p><text:span text:style-name="T8">fx-zero</text:span></text:p>
          </draw:text-box>
        </draw:frame>
        <draw:frame presentation:style-name="pr7" draw:text-style-name="P9" draw:layer="layout" svg:width="36.026cm" svg:height="18.288cm" svg:x="2.992cm" svg:y="7.475cm" presentation:class="outline" presentation:user-transformed="true">
          <draw:text-box>
            <text:list text:style-name="L2">
              <text:list-item>
                <text:p text:style-name="P9">Allows to trade currencies using fully or semi-automated strategies: <text:span text:style-name="T8">fx-zero </text:span><text:span text:style-name="T9">live</text:span><text:span text:style-name="T10">.</text:span></text:p>
              </text:list-item>
              <text:list-item>
                <text:p text:style-name="P9">Allows to analyse the automated strategies by simulating the historical movements of the currency markets: <text:span text:style-name="T11">fx-zero </text:span><text:span text:style-name="T9">history</text:span><text:span text:style-name="T10">.</text:span></text:p>
              </text:list-item>
              <text:list-item>
                <text:p text:style-name="P9"><text:span text:style-name="T10">Allows to analyse the automated strategies by simulating random movements of currency markets: </text:span><text:span text:style-name="T11">fx-zero </text:span><text:span text:style-name="T9">random</text:span><text:span text:style-name="T10">.</text:span></text:p>
                <text:list>
                  <text:list-item>
                    <text:list>
                      <text:list-item>
                        <text:p text:style-name="P9"><text:span text:style-name="T10">Random distribution can be based on </text:span><text:span text:style-name="T12">historical statistics</text:span><text:span text:style-name="T10"> or </text:span><text:span text:style-name="T12">arbitrary parameters</text:span><text:span text:style-name="T10">, allowing e.g. brownian mo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36.026cm" svg:height="4.626cm" svg:x="2.992cm" svg:y="2.095cm" presentation:class="title">
          <draw:text-box>
            <text:p><text:span text:style-name="T8">fx-zero </text:span><text:span text:style-name="T9">live</text:span></text:p>
          </draw:text-box>
        </draw:frame>
        <draw:frame presentation:style-name="pr8" draw:text-style-name="P9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9">Allows to trade currencies using fully or semi-automated strategies.</text:p>
              </text:list-item>
              <text:list-item>
                <text:p text:style-name="P9">Is based on a client-server architecture with multiple clients and a single server.</text:p>
              </text:list-item>
              <text:list-item>
                <text:p text:style-name="P9"><text:span text:style-name="T9">Clients</text:span> send requests to the server and receive corresponding responses plus they subscribe to a stream of published ticks.</text:p>
              </text:list-item>
              <text:list-item>
                <text:p text:style-name="P9">The server side contains an actual <text:span text:style-name="T9">server</text:span>, an <text:span text:style-name="T9">order matching engine</text:span>, a <text:span text:style-name="T9">database</text:span> and a <text:span text:style-name="T9">tick archive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2" draw:text-style-name="P2" draw:layer="layout" svg:width="39.219cm" svg:height="27.71cm" svg:x="0.991cm" svg:y="0.992cm">
          <draw:image xlink:href="../liv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36.026cm" svg:height="4.626cm" svg:x="2.992cm" svg:y="2.095cm" presentation:class="title">
          <draw:text-box>
            <text:p><text:span text:style-name="T8">fx-zero </text:span><text:span text:style-name="T9">history</text:span></text:p>
          </draw:text-box>
        </draw:frame>
        <draw:frame presentation:style-name="pr8" draw:text-style-name="P9" draw:layer="layout" svg:width="36.026cm" svg:height="18.289cm" svg:x="2.992cm" svg:y="7.475cm" presentation:class="outline">
          <draw:text-box>
            <text:list text:style-name="L2">
              <text:list-item>
                <text:p text:style-name="P9">Allows to analyse the automated strategies by simulating the historical movements of the currency markets.</text:p>
              </text:list-item>
              <text:list-item>
                <text:p text:style-name="P9">Each client has a <text:span text:style-name="T9">simulator</text:span> which controls the stream of ticks from the archive to the client:</text:p>
              </text:list-item>
            </text:list>
            <text:list text:style-name="L3">
              <text:list-item>
                <text:list>
                  <text:list-item>
                    <text:p text:style-name="P9"><text:s/>The simulator requests the ticks from the archive.</text:p>
                  </text:list-item>
                  <text:list-item>
                    <text:p text:style-name="P9"><text:s/>The ticks are then pushed in <text:span text:style-name="T13">data chunks</text:span> by the archive to the simulator which pulls and caches the data.</text:p>
                  </text:list-item>
                  <text:list-item>
                    <text:p text:style-name="P9"><text:s/>Each tick is published one by one by the simulator to the subscribing client(s) (and the order matching engin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../history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36.026cm" svg:height="4.626cm" svg:x="2.992cm" svg:y="2.095cm" presentation:class="title">
          <draw:text-box>
            <text:p><text:span text:style-name="T8">fx-zero </text:span><text:span text:style-name="T9">random</text:span></text:p>
          </draw:text-box>
        </draw:frame>
        <draw:frame presentation:style-name="pr8" draw:text-style-name="P9" draw:layer="layout" svg:width="36.026cm" svg:height="7.74cm" svg:x="2.992cm" svg:y="7.475cm" presentation:class="outline" presentation:user-transformed="true">
          <draw:text-box>
            <text:list text:style-name="L2">
              <text:list-item>
                <text:p text:style-name="P9"><text:span text:style-name="T10">Allows to analyse the automated strategies by simulating random movements of currency markets.</text:span></text:p>
              </text:list-item>
              <text:list-item>
                <text:p text:style-name="P9"><text:span text:style-name="T10">Each client has a </text:span><text:span text:style-name="T9">simulator</text:span><text:span text:style-name="T10"> which controls the stream of random ticks; two modes are possible:</text:span></text:p>
              </text:list-item>
            </text:list>
          </draw:text-box>
        </draw:frame>
        <draw:frame presentation:style-name="pr9" draw:text-style-name="P9" draw:layer="layout" svg:width="17.992cm" svg:height="10.668cm" svg:x="2.811cm" svg:y="15.977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9"><text:span text:style-name="T10">Simulator requests from archive statistics about the currency market(s).</text:span></text:p>
                  </text:list-item>
                  <text:list-item>
                    <text:p text:style-name="P9"><text:span text:style-name="T10">It then starts generating and publishing random ticks based on those statistics.</text:span></text:p>
                  </text:list-item>
                </text:list>
              </text:list-item>
            </text:list>
          </draw:text-box>
        </draw:frame>
        <draw:frame presentation:style-name="pr10" draw:text-style-name="P9" draw:layer="layout" svg:width="17.992cm" svg:height="10.668cm" svg:x="21.099cm" svg:y="15.723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9"><text:span text:style-name="T10">Client requests random ticks based on certain parameters.</text:span></text:p>
                  </text:list-item>
                  <text:list-item>
                    <text:p text:style-name="P9"><text:span text:style-name="T10">Simulator starts genrating and publishing those random tick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../random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36.026cm" svg:height="4.626cm" svg:x="2.992cm" svg:y="2.095cm" presentation:class="title">
          <draw:text-box>
            <text:p><text:span text:style-name="T14">fx-zero</text:span></text:p>
          </draw:text-box>
        </draw:frame>
        <draw:frame presentation:style-name="pr5" draw:text-style-name="P6" draw:layer="layout" svg:width="36.026cm" svg:height="18.289cm" svg:x="2.992cm" svg:y="7.475cm" presentation:class="subtitle" presentation:user-transformed="true">
          <draw:text-box>
            <text:p><text:span text:style-name="T6">Components</text:span></text:p>
            <text:p><text:span text:style-name="T7"/></text:p>
            <text:p><text:span text:style-name="T7">Functionality and Commun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36.026cm" svg:height="4.626cm" svg:x="2.992cm" svg:y="2.095cm" presentation:class="title">
          <draw:text-box>
            <text:p><text:span text:style-name="T8">Components</text:span></text:p>
          </draw:text-box>
        </draw:frame>
        <draw:frame presentation:style-name="pr8" draw:text-style-name="P9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9">The trading system is split into components like <text:s/><text:span text:style-name="T9">client</text:span>, <text:span text:style-name="T9">server</text:span>, <text:span text:style-name="T9">order matching engine</text:span>, <text:span text:style-name="T9">database</text:span>, <text:span text:style-name="T9">ticks' archive</text:span> and <text:span text:style-name="T9">simulator</text:span>.</text:p>
              </text:list-item>
              <text:list-item>
                <text:p text:style-name="P9">Each component performs a <text:span text:style-name="T8">well defined task</text:span> and offers <text:span text:style-name="T8">configuration options</text:span> usually from the command line interface.</text:p>
              </text:list-item>
              <text:list-item>
                <text:p text:style-name="P9">The components are connected with special <text:span text:style-name="T8">ZMQ sockets</text:span> with each other, which offer advanced built-in capabilitie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36.026cm" svg:height="4.626cm" svg:x="2.992cm" svg:y="2.095cm" presentation:class="title">
          <draw:text-box>
            <text:p><text:span text:style-name="T8">ZMQ Sockets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9">ZMQ sockets carry whole messages across various transports like in-process, inter-process, TCP, and multicast.</text:p>
              </text:list-item>
              <text:list-item>
                <text:p text:style-name="P9">They can be connected <text:span text:style-name="T8">N-to-N</text:span> with patterns like fanout, pub-sub, task distribution, and request-reply.</text:p>
              </text:list-item>
              <text:list-item>
                <text:p text:style-name="P9">The advanced built-in capabilities are like message queuing, load balancing, fair queuing etc.</text:p>
              </text:list-item>
              <text:list-item>
                <text:p text:style-name="P9">See <text:a xlink:href="http://zeromq.org/">http://zeromq.org</text:a> and <text:span text:style-name="T15">man zmq_sockets</text:span> for a detailed in-depth discussion of ZMQ and its socke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36.026cm" svg:height="4.626cm" svg:x="2.992cm" svg:y="2.095cm" presentation:class="title">
          <draw:text-box>
            <text:p><text:span text:style-name="T8">ZMQ Sockets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9"><text:span text:style-name="T8">REQ-REP</text:span> sockets work in a strictly send request, receive request, send response, receive reponse regime.</text:p>
              </text:list-item>
              <text:list-item>
                <text:p text:style-name="P9"><text:span text:style-name="T8">PUB-SUB</text:span> sockets publish data to multiple subscribers. If no subscriber is present the data is <text:span text:style-name="T13">not queued but dropped</text:span>!</text:p>
              </text:list-item>
              <text:list-item>
                <text:p text:style-name="P9"><text:span text:style-name="T8">PUSH-PULL</text:span> sockets transfer data down a pipline. If multiple sockets pull from a pusher then it applies a round robin strategy.</text:p>
              </text:list-item>
              <text:list-item>
                <text:p text:style-name="P9"><text:span text:style-name="T8">PAIR</text:span> sockets establish an exclusive conne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36.026cm" svg:height="4.626cm" svg:x="2.992cm" svg:y="2.095cm" presentation:class="title">
          <draw:text-box>
            <text:p><text:span text:style-name="T8">Client</text:span></text:p>
          </draw:text-box>
        </draw:frame>
        <draw:g>
          <draw:custom-shape draw:style-name="gr3" draw:text-style-name="P11" draw:layer="layout" svg:width="5.08cm" svg:height="2.54cm" svg:x="34.011cm" svg:y="2.911cm">
            <text:p text:style-name="P10"><text:span text:style-name="T16">CLIENT</text:span><text:span text:style-name="T17">i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5.08cm" svg:height="1.27cm" draw:transform="rotate (-1.5707963267949) translate (40.361cm 1.641cm)">
            <text:p text:style-name="P10"><text:span text:style-name="T18">RE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2" draw:layer="layout" svg:width="5.08cm" svg:height="1.27cm" draw:transform="rotate (-1.5707963267949) translate (34.011cm 1.641cm)">
            <text:p text:style-name="P10"><text:span text:style-name="T18">SU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9">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1cm" svg:height="1.27cm" svg:x="34.01cm" svg:y="5.451cm">
            <text:p text:style-name="P2"><text:span text:style-name="T19">REQ</text:span></text:p>
            <draw:enhanced-geometry svg:viewBox="0 0 21600 21600" draw:type="rectangle" draw:enhanced-path="M 0 0 L 21600 0 21600 21600 0 21600 0 0 Z N"/>
          </draw:custom-shape>
        </draw:g>
        <draw:frame presentation:style-name="pr8" draw:text-style-name="P9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9"><text:span text:style-name="T13">A client executes one ore more trading strategies, which may be actual market tick dependent or not.</text:span></text:p>
              </text:list-item>
              <text:list-item>
                <text:p text:style-name="P9">It has a <text:span text:style-name="T8">REQ</text:span><text:span text:style-name="T20"> socket</text:span> connected to the server through which it sends synchronous request and receives the corresponding responses.</text:p>
              </text:list-item>
              <text:list-item>
                <text:p text:style-name="P9">It has another <text:span text:style-name="T8">REQ</text:span> socket to communicate with a simulator, to send requests like <text:span text:style-name="T13">start</text:span>, <text:span text:style-name="T13">stop</text:span>, <text:span text:style-name="T13">seek</text:span> etc.</text:p>
              </text:list-item>
              <text:list-item>
                <text:p text:style-name="P9">It subscribes with a <text:span text:style-name="T8">SUB</text:span> socket to ticks published by an order matching engine or a simulato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36.026cm" svg:height="4.626cm" svg:x="2.992cm" svg:y="2.095cm" presentation:class="title">
          <draw:text-box>
            <text:p><text:span text:style-name="T8">Server</text:span></text:p>
          </draw:text-box>
        </draw:frame>
        <draw:frame presentation:style-name="pr8" draw:text-style-name="P9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9"><text:span text:style-name="T13">The server processes the incoming request from clients and delivers the responses (synchronously).</text:span></text:p>
              </text:list-item>
              <text:list-item>
                <text:p text:style-name="P9">To serve multiple clients simultaneously, it uses internal worker components.</text:p>
              </text:list-item>
              <text:list-item>
                <text:p text:style-name="P9">The <text:span text:style-name="T8">REP socket</text:span> receives the client request and sends the response back.</text:p>
              </text:list-item>
              <text:list-item>
                <text:p text:style-name="P9">One <text:span text:style-name="T8">REQ socket</text:span> is connected to the order matching engine to position e.g. market orders.</text:p>
              </text:list-item>
              <text:list-item>
                <text:p text:style-name="P9">Another <text:span text:style-name="T8">REQ sockets</text:span> talks with the database.</text:p>
              </text:list-item>
            </text:list>
          </draw:text-box>
        </draw:frame>
        <draw:g>
          <draw:custom-shape draw:style-name="gr7" draw:text-style-name="P11" draw:layer="layout" svg:width="5.08cm" svg:height="2.54cm" svg:x="34.011cm" svg:y="2.911cm">
            <text:p text:style-name="P10"><text:span text:style-name="T16">SERV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5.08cm" svg:height="1.27cm" draw:transform="rotate (-1.5707963267949) translate (40.361cm 1.641cm)">
            <text:p text:style-name="P10"><text:span text:style-name="T18">RE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2" draw:layer="layout" svg:width="5.08cm" svg:height="1.27cm" draw:transform="rotate (-1.5707963267949) translate (34.011cm 1.641cm)">
            <text:p text:style-name="P10"><text:span text:style-name="T18">RE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9">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9">REQ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g>
          <draw:custom-shape draw:style-name="gr10" draw:text-style-name="P11" draw:layer="layout" svg:width="5.08cm" svg:height="2.54cm" svg:x="34.011cm" svg:y="2.911cm">
            <text:p text:style-name="P10"><text:span text:style-name="T16">DB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5.08cm" svg:height="1.27cm" draw:transform="rotate (-1.5707963267949) translate (40.361cm 1.641cm)">
            <text:p text:style-name="P10"><text:span text:style-name="T18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9">REP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9">..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5.08cm" svg:height="1.27cm" draw:transform="rotate (-1.5707963267949) translate (34.011cm 1.641cm)">
            <text:p text:style-name="P10"><text:span text:style-name="T18">..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presentation:style-name="pr1" draw:text-style-name="P8" draw:layer="layout" svg:width="36.026cm" svg:height="4.626cm" svg:x="2.992cm" svg:y="2.095cm" presentation:class="title" presentation:user-transformed="true">
          <draw:text-box>
            <text:p text:style-name="P2"><text:span text:style-name="T8">Database</text:span></text:p>
          </draw:text-box>
        </draw:frame>
        <draw:frame presentation:style-name="pr8" draw:text-style-name="P9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9"><text:span text:style-name="T13">The database component serializes incoming requests and feeds them to an actual database instance.</text:span></text:p>
              </text:list-item>
              <text:list-item>
                <text:p text:style-name="P9">The <text:span text:style-name="T8">REP socket</text:span> is connected to the server and receives <text:span text:style-name="T13">SQL requests</text:span><text:span text:style-name="T21"> and answers with </text:span><text:span text:style-name="T13">JSON responses</text:span>.</text:p>
              </text:list-item>
              <text:list-item>
                <text:p text:style-name="P9">This component has been introduced to avoid locked database instances (with e.g. SQLite), <text:span text:style-name="T9">but</text:span> <text:span text:style-name="T22">it is not clear</text:span>, if it is required at all with production databases, like Postgres, MySQL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g>
          <draw:custom-shape draw:style-name="gr13" draw:text-style-name="P11" draw:layer="layout" svg:width="5.08cm" svg:height="2.54cm" svg:x="34.011cm" svg:y="2.911cm">
            <text:p text:style-name="P10"><text:span text:style-name="T16">OME</text:span><text:span text:style-name="T17">id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5.08cm" svg:height="1.27cm" draw:transform="rotate (-1.5707963267949) translate (40.361cm 1.641cm)">
            <text:p text:style-name="P10"><text:span text:style-name="T18">PU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5.08cm" svg:height="1.27cm" draw:transform="rotate (-1.5707963267949) translate (34.011cm 1.641cm)">
            <text:p text:style-name="P10"><text:span text:style-name="T18">RE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9">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9">SUB</text:span></text:p>
            <draw:enhanced-geometry svg:viewBox="0 0 21600 21600" draw:type="rectangle" draw:enhanced-path="M 0 0 L 21600 0 21600 21600 0 21600 0 0 Z N"/>
          </draw:custom-shape>
        </draw:g>
        <draw:frame presentation:style-name="pr1" draw:text-style-name="P8" draw:layer="layout" svg:width="36.026cm" svg:height="4.626cm" svg:x="2.992cm" svg:y="2.095cm" presentation:class="title" presentation:user-transformed="true">
          <draw:text-box>
            <text:p text:style-name="P2"><text:span text:style-name="T8">Order Matching Engine</text:span></text:p>
          </draw:text-box>
        </draw:frame>
        <draw:frame presentation:style-name="pr8" draw:text-style-name="P9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9"><text:span text:style-name="T13">Matches compatible orders with each other and emits the so determined prices or ticks; it is the realization of a particular but single market.</text:span></text:p>
              </text:list-item>
              <text:list-item>
                <text:p text:style-name="P9">Through its <text:span text:style-name="T8">REP socket</text:span><text:span text:style-name="T20"> matching requests from the server are received and responses are sent.</text:span></text:p>
              </text:list-item>
              <text:list-item>
                <text:p text:style-name="P9"><text:span text:style-name="T20">The </text:span><text:span text:style-name="T8">PUB socket</text:span><text:span text:style-name="T20"> is used to publish markets ticks (created by matching operations).</text:span></text:p>
              </text:list-item>
              <text:list-item>
                <text:p text:style-name="P9"><text:span text:style-name="T20">A </text:span><text:span text:style-name="T12">most recent tick</text:span><text:span text:style-name="T20"> value can be set explicitly by sending it to the </text:span><text:span text:style-name="T8">SUB socket</text:span><text:span text:style-name="T20"> (used by simulators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g>
          <draw:custom-shape draw:style-name="gr16" draw:text-style-name="P11" draw:layer="layout" svg:width="5.08cm" svg:height="2.54cm" svg:x="34.011cm" svg:y="2.911cm">
            <text:p text:style-name="P10"><text:span text:style-name="T16">DB Tick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5.08cm" svg:height="1.27cm" draw:transform="rotate (-1.5707963267949) translate (40.361cm 1.641cm)">
            <text:p text:style-name="P10"><text:span text:style-name="T18">SU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2" draw:layer="layout" svg:width="2.54cm" svg:height="1.27cm" draw:transform="rotate (-1.5707963267949) translate (34.011cm 1.641cm)">
            <text:p text:style-name="P10"><text:span text:style-name="T18">RE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9">PU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9">..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2.54cm" svg:height="1.27cm" draw:transform="rotate (-1.5707963267949) translate (34.011cm 4.181cm)">
            <text:p text:style-name="P10"><text:span text:style-name="T18">PUSH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presentation:style-name="pr1" draw:text-style-name="P8" draw:layer="layout" svg:width="36.026cm" svg:height="4.626cm" svg:x="2.992cm" svg:y="2.095cm" presentation:class="title" presentation:user-transformed="true">
          <draw:text-box>
            <text:p text:style-name="P2"><text:span text:style-name="T8">Ticks' Archive</text:span></text:p>
          </draw:text-box>
        </draw:frame>
        <draw:frame presentation:style-name="pr8" draw:text-style-name="P9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9"><text:span text:style-name="T13">All ticks produced by the order matching engines are archived with the help of this component.</text:span></text:p>
              </text:list-item>
              <text:list-item>
                <text:p text:style-name="P9"><text:span text:style-name="T8">SUB socket</text:span> subscribes to published tick streams.</text:p>
              </text:list-item>
              <text:list-item>
                <text:p text:style-name="P9"><text:span text:style-name="T8">PUB socket</text:span> emits a heart beat to signal OMEs that the archive is alive; otherwise OMEs are not allowed to publish ticks.</text:p>
              </text:list-item>
              <text:list-item>
                <text:p text:style-name="P9"><text:span text:style-name="T8">REP socket</text:span> receives requests like subscribe to OME, reply with tick statistics, push tick chunks.</text:p>
              </text:list-item>
              <text:list-item>
                <text:p text:style-name="P9"><text:span text:style-name="T8">PUSH socket</text:span> is used to send large chunks of tick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g>
          <draw:custom-shape draw:style-name="gr20" draw:text-style-name="P11" draw:layer="layout" svg:width="5.08cm" svg:height="2.54cm" svg:x="34.011cm" svg:y="2.911cm">
            <text:p text:style-name="P10"><text:span text:style-name="T16">SIM</text:span><text:span text:style-name="T17">id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5.08cm" svg:height="1.27cm" draw:transform="rotate (-1.5707963267949) translate (34.011cm 1.641cm)">
            <text:p text:style-name="P10"><text:span text:style-name="T18">PU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9">REP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54cm" svg:height="1.27cm" svg:x="34.011cm" svg:y="5.451cm">
            <text:p text:style-name="P2"><text:span text:style-name="T19">PULL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5.08cm" svg:height="1.27cm" draw:transform="rotate (-1.5707963267949) translate (40.361cm 1.641cm)">
            <text:p text:style-name="P10"><text:span text:style-name="T18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54cm" svg:height="1.27cm" svg:x="36.551cm" svg:y="5.451cm">
            <text:p text:style-name="P2"><text:span text:style-name="T19">REQ</text:span></text:p>
            <draw:enhanced-geometry svg:viewBox="0 0 21600 21600" draw:type="rectangle" draw:enhanced-path="M 0 0 L 21600 0 21600 21600 0 21600 0 0 Z N"/>
          </draw:custom-shape>
        </draw:g>
        <draw:frame presentation:style-name="pr1" draw:text-style-name="P8" draw:layer="layout" svg:width="36.026cm" svg:height="4.626cm" svg:x="2.992cm" svg:y="2.095cm" presentation:class="title" presentation:user-transformed="true">
          <draw:text-box>
            <text:p text:style-name="P2"><text:span text:style-name="T8">Simulator</text:span></text:p>
          </draw:text-box>
        </draw:frame>
        <draw:frame presentation:style-name="pr8" draw:text-style-name="P9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9"><text:span text:style-name="T13">This component controls the flow of historical ticks to a subscribed client (or clients).</text:span></text:p>
              </text:list-item>
              <text:list-item>
                <text:p text:style-name="P9">Its <text:span text:style-name="T8">REP socket</text:span> receives requests like <text:span text:style-name="T12">start</text:span>, <text:span text:style-name="T13">stop</text:span>, <text:span text:style-name="T13">seek</text:span> the tick stream and <text:span text:style-name="T13">accelerate</text:span> or <text:span text:style-name="T13">decelerate</text:span>.</text:p>
              </text:list-item>
              <text:list-item>
                <text:p text:style-name="P9">Through its <text:span text:style-name="T8">REQ socket</text:span> it sends request for data chunks of ticks to the archive and its <text:span text:style-name="T8">PULL socket</text:span> reads those data chunks.</text:p>
              </text:list-item>
              <text:list-item>
                <text:p text:style-name="P9">The tickes are published one bye one with the <text:span text:style-name="T8">PUB socket</text:span> to client(s) and OME(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g>
          <draw:custom-shape draw:style-name="gr23" draw:text-style-name="P11" draw:layer="layout" svg:width="5.08cm" svg:height="2.54cm" svg:x="34.011cm" svg:y="2.911cm">
            <text:p text:style-name="P10"><text:span text:style-name="T16">SIM</text:span><text:span text:style-name="T17">id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2" draw:layer="layout" svg:width="5.08cm" svg:height="1.27cm" draw:transform="rotate (-1.5707963267949) translate (34.011cm 1.641cm)">
            <text:p text:style-name="P10"><text:span text:style-name="T18">PU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9">REP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54cm" svg:height="1.27cm" svg:x="34.011cm" svg:y="5.451cm">
            <text:p text:style-name="P2"><text:span text:style-name="T19">PULL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2" draw:layer="layout" svg:width="5.08cm" svg:height="1.27cm" draw:transform="rotate (-1.5707963267949) translate (40.361cm 1.641cm)">
            <text:p text:style-name="P10"><text:span text:style-name="T18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54cm" svg:height="1.27cm" svg:x="36.551cm" svg:y="5.451cm">
            <text:p text:style-name="P2"><text:span text:style-name="T19">REQ</text:span></text:p>
            <draw:enhanced-geometry svg:viewBox="0 0 21600 21600" draw:type="rectangle" draw:enhanced-path="M 0 0 L 21600 0 21600 21600 0 21600 0 0 Z N"/>
          </draw:custom-shape>
        </draw:g>
        <draw:frame presentation:style-name="pr1" draw:text-style-name="P8" draw:layer="layout" svg:width="36.026cm" svg:height="4.626cm" svg:x="2.992cm" svg:y="2.095cm" presentation:class="title" presentation:user-transformed="true">
          <draw:text-box>
            <text:p text:style-name="P2"><text:span text:style-name="T8">Simulator</text:span></text:p>
          </draw:text-box>
        </draw:frame>
        <draw:frame presentation:style-name="pr8" draw:text-style-name="P9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9"><text:span text:style-name="T13">This component controls the flow of historical ticks to a subscribed client (or clients).</text:span></text:p>
              </text:list-item>
              <text:list-item>
                <text:p text:style-name="P9">Its <text:span text:style-name="T8">REP socket</text:span> receives requests like <text:span text:style-name="T12">start</text:span>, <text:span text:style-name="T13">stop</text:span>, <text:span text:style-name="T13">seek</text:span> the tick stream and <text:span text:style-name="T13">accelerate</text:span> or <text:span text:style-name="T13">decelerate </text:span>the stream throughput.</text:p>
              </text:list-item>
              <text:list-item>
                <text:p text:style-name="P9">Using the <text:span text:style-name="T8">REQ socket</text:span> it sends request for data chunks of ticks to the archive and its <text:span text:style-name="T8">PULL socket</text:span> reads those chunks.</text:p>
              </text:list-item>
              <text:list-item>
                <text:p text:style-name="P9">The tickes are published one bye one with the <text:span text:style-name="T8">PUB socket</text:span> to client(s) and OME(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4" draw:text-style-name="P14" draw:layer="layout" svg:width="36.026cm" svg:height="4.626cm" svg:x="2.992cm" svg:y="2.095cm" presentation:class="title">
          <draw:text-box>
            <text:p><text:span text:style-name="T23">fx-zero</text:span></text:p>
          </draw:text-box>
        </draw:frame>
        <draw:frame presentation:style-name="pr5" draw:text-style-name="P6" draw:layer="layout" svg:width="36.026cm" svg:height="18.289cm" svg:x="2.992cm" svg:y="7.475cm" presentation:class="subtitle" presentation:user-transformed="true">
          <draw:text-box>
            <text:p><text:span text:style-name="T6">Components</text:span></text:p>
            <text:p><text:span text:style-name="T7"/></text:p>
            <text:p><text:span text:style-name="T7">Detailed Descrip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36.026cm" svg:height="4.626cm" svg:x="2.992cm" svg:y="2.095cm" presentation:class="title">
          <draw:text-box>
            <text:p><text:span text:style-name="T8">Server and Workers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9">On the server side there is the actual <text:span text:style-name="T9">server</text:span> sending requests to the order matching engine and receiving corresponding responses.</text:p>
              </text:list-item>
              <text:list-item>
                <text:p text:style-name="P9">For scalability the server is <text:span text:style-name="T8">not</text:span> <text:span text:style-name="T8">directly</text:span> connected with the OME (and the DB), but has a configurable amount of <text:span text:style-name="T9">workers</text:span> (with the proper connections) processing the requests of the clients (which are simply forwarded by the server).</text:p>
              </text:list-item>
              <text:list-item>
                <text:p text:style-name="P9">The workers are realized as threads but could easily be scaled up to processes.</text:p>
              </text:list-item>
            </text:list>
          </draw:text-box>
        </draw:frame>
        <draw:g>
          <draw:custom-shape draw:style-name="gr26" draw:text-style-name="P11" draw:layer="layout" svg:width="5.08cm" svg:height="2.54cm" svg:x="34.011cm" svg:y="2.911cm">
            <text:p text:style-name="P10"><text:span text:style-name="T16">SERVER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5.08cm" svg:height="1.27cm" draw:transform="rotate (-1.5707963267949) translate (40.361cm 1.641cm)">
            <text:p text:style-name="P10"><text:span text:style-name="T18">RE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2" draw:layer="layout" svg:width="5.08cm" svg:height="1.27cm" draw:transform="rotate (-1.5707963267949) translate (34.011cm 1.641cm)">
            <text:p text:style-name="P10"><text:span text:style-name="T18">RE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9">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9">REQ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../server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g>
          <draw:custom-shape draw:style-name="gr29" draw:text-style-name="P11" draw:layer="layout" svg:width="5.08cm" svg:height="2.54cm" svg:x="34.011cm" svg:y="2.911cm">
            <text:p text:style-name="P10"><text:span text:style-name="T16">DB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5.08cm" svg:height="1.27cm" draw:transform="rotate (-1.5707963267949) translate (40.361cm 1.641cm)">
            <text:p text:style-name="P10"><text:span text:style-name="T18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9">REP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9">..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12" draw:layer="layout" svg:width="5.08cm" svg:height="1.27cm" draw:transform="rotate (-1.5707963267949) translate (34.011cm 1.641cm)">
            <text:p text:style-name="P10"><text:span text:style-name="T18">..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presentation:style-name="pr1" draw:text-style-name="P8" draw:layer="layout" svg:width="36.026cm" svg:height="4.626cm" svg:x="2.992cm" svg:y="2.095cm" presentation:class="title" presentation:user-transformed="true">
          <draw:text-box>
            <text:p text:style-name="P2"><text:span text:style-name="T8">Database and DAL</text:span></text:p>
          </draw:text-box>
        </draw:frame>
        <draw:frame presentation:style-name="pr8" draw:text-style-name="P9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9">In a worker component a DAL translates language queries to SQL, and JSON responses to query sets.</text:p>
              </text:list-item>
              <text:list-item>
                <text:p text:style-name="P9">Normally, SQL queries are sent directly to a database instance, but here they're sent to the DB component, which sends them then to the actual database instance.</text:p>
              </text:list-item>
              <text:list-item>
                <text:p text:style-name="P9">This re-routing through the DB component can be switched off, to enable direct DB instance conne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" draw:text-style-name="P2" draw:layer="layout" svg:width="39.219cm" svg:height="27.71cm" svg:x="0.991cm" svg:y="1.006cm">
          <draw:image xlink:href="../databas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presentation:style-name="pr4" draw:text-style-name="P8" draw:layer="layout" svg:width="36.026cm" svg:height="4.626cm" svg:x="2.992cm" svg:y="2.095cm" presentation:class="title">
          <draw:text-box>
            <text:p><text:span text:style-name="T8">Questions</text:span></text:p>
          </draw:text-box>
        </draw:frame>
        <draw:frame presentation:style-name="pr5" draw:text-style-name="P15" draw:layer="layout" svg:width="36.026cm" svg:height="18.289cm" svg:x="2.992cm" svg:y="7.475cm" presentation:class="subtitle">
          <draw:text-box>
            <text:p><text:span text:style-name="T24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fo:font-family="Arial" style:font-family-generic="roman" style:font-pitch="variable" fo:font-size="42.2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0999984741211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8cm" svg:x="1cm" svg:y="2.636cm"/>
      <draw:page-thumbnail draw:layer="backgroundobjects" svg:width="9.294cm" svg:height="6.568cm" svg:x="1cm" svg:y="10.684cm"/>
      <draw:page-thumbnail draw:layer="backgroundobjects" svg:width="9.294cm" svg:height="6.568cm" svg:x="1cm" svg:y="18.732cm"/>
      <draw:page-thumbnail draw:layer="backgroundobjects" svg:width="9.294cm" svg:height="6.568cm" svg:x="11.295cm" svg:y="2.636cm"/>
      <draw:page-thumbnail draw:layer="backgroundobjects" svg:width="9.294cm" svg:height="6.568cm" svg:x="11.295cm" svg:y="10.684cm"/>
      <draw:page-thumbnail draw:layer="backgroundobjects" svg:width="9.294cm" svg:height="6.568cm" svg:x="11.295cm" svg:y="18.732cm"/>
    </style:handout-master>
    <style:master-page style:name="Default" style:page-layout-name="PM1" draw:style-name="Mdp1">
      <draw:frame presentation:style-name="Default-title" draw:layer="backgroundobjects" svg:width="36.026cm" svg:height="4.626cm" svg:x="2.992cm" svg:y="2.095cm" presentation:class="title" presentation:placeholder="true">
        <draw:text-box/>
      </draw:frame>
      <draw:frame presentation:style-name="Default-outline1" draw:layer="backgroundobjects" svg:width="36.026cm" svg:height="18.289cm" svg:x="2.992cm" svg:y="7.475cm" presentation:class="outline" presentation:placeholder="true">
        <draw:text-box/>
      </draw:frame>
      <draw:frame presentation:style-name="Mpr1" draw:text-style-name="MP1" draw:layer="backgroundobjects" svg:width="9.326cm" svg:height="1.911cm" svg:x="2.992cm" svg:y="26.2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88cm" svg:height="1.911cm" svg:x="14.681cm" svg:y="26.23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26cm" svg:height="1.911cm" svg:x="29.691cm" svg:y="26.2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10T16:47:11</meta:creation-date>
    <meta:editing-duration>PT8H34M22S</meta:editing-duration>
    <meta:editing-cycles>91</meta:editing-cycles>
    <dc:date>2012-01-12T15:57:02</dc:date>
    <meta:generator>LibreOffice/3.4$Linux LibreOffice_project/340m1$Build-402</meta:generator>
    <meta:document-statistic meta:object-count="179"/>
  </office:meta>
</office:document-meta>
</file>